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37F0000027E678AAE1A.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ldrich" svg:font-family="Aldrich" style:font-pitch="variable"/>
    <style:font-face style:name="TypoUpright BT" svg:font-family="'TypoUpright B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Aldrich" fo:language="en" fo:country="US"/>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text-properties fo:language="en" fo:country="US"/>
    </style:style>
    <style:style style:name="P5" style:family="paragraph" style:parent-style-name="Standard">
      <style:paragraph-properties fo:text-align="start" style:justify-single-word="false" fo:break-before="page"/>
      <style:text-properties fo:language="en" fo:country="US"/>
    </style:style>
    <style:style style:name="P6" style:family="paragraph" style:parent-style-name="Footer">
      <style:paragraph-properties fo:text-align="center" style:justify-single-word="false"/>
      <style:text-properties fo:language="en" fo:country="U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Header">
      <style:text-properties fo:language="en" fo:country="US"/>
    </style:style>
    <style:style style:name="P9" style:family="paragraph" style:parent-style-name="Header">
      <style:paragraph-properties fo:text-align="center" style:justify-single-word="false"/>
      <style:text-properties fo:language="en" fo:country="US"/>
    </style:style>
    <style:style style:name="P10" style:family="paragraph" style:parent-style-name="Heading_20_1">
      <style:paragraph-properties fo:break-before="page"/>
      <style:text-properties fo:language="en" fo:country="US"/>
    </style:style>
    <style:style style:name="T1" style:family="text">
      <style:text-properties style:font-name="TypoUpright BT" fo:font-size="80pt" style:font-size-asian="80pt" style:font-size-complex="80pt"/>
    </style:style>
    <style:style style:name="T2" style:family="text">
      <style:text-properties style:font-name="Aldric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he Fairy Tale REVAMPED</text:span> </text:p>
      <text:p text:style-name="P3"/>
      <text:p text:style-name="P3"/>
      <text:p text:style-name="P1">Player's Manual</text:p>
      <text:p text:style-name="P1"/>
      <text:p text:style-name="P3"><text:span text:style-name="T2">English</text:span></text:p>
      <text:p text:style-name="P4"><text:span text:style-name="T2"/></text:p>
      <text:p text:style-name="P5"><text:span text:style-name="T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Introduction<text:tab/>3</text:p>
        </text:index-body>
      </text:table-of-content>
      <text:p text:style-name="P8"/>
      <text:h text:style-name="P10" text:outline-level="1">Introduction</text:h>
      <text:p text:style-name="P2">Hello there, boys and girls.</text:p>
      <text:p text:style-name="P2">Welcome to The Fairy Tale REVAMPED.</text:p>
      <text:p text:style-name="P2"/>
      <text:p text:style-name="P2">Years ago, I wrote the original Fairy Tale game. It was a great project at the time, however, a few things never came out right, so the finished game was never published as a result... Too bad. Still the story behind this game, child-friendly as it may seem, was the base of the Phantasar Chronicles novels that would appear later. With a friendly approach in the first novels (like Loni and Weniaria) at first, but a far more mature approach later (like The Madness Called “Love” and Irreversible). </text:p>
      <text:p text:style-name="P2">It was a pity the Fairy Tale game never came out, and since this story was the story where it all began, I decided to “revamp” the game with the new stuff I have at my disposal now. With the help of my new LAURA II engine and the Kthura Map system it has, the game could come out so much better. </text:p>
      <text:p text:style-name="P2"/>
      <text:p text:style-name="P2">The story remained as much the same as possible, with only a few corrections, which were needed as the first game did not have a lore background rendering this game a bit incompatible with the lore in the way it's now, so this new version fixed all that. </text:p>
      <text:p text:style-name="P2"/>
      <text:p text:style-name="P2">Even though neither Jake nor Marrilona would ever have a major role in the novels, this story is part of the Phantasar lore now, and still the story where it all began, and somehow I do still love these two, and their deeds would be an important part in the history in the Phantasar lore. </text:p>
      <text:p text:style-name="P2"/>
      <text:p text:style-name="P2">I hope you will enjoy the story of Jake and Marrilona, as they fall in love while they were supposed to be enemies, waking up the Black Dragon in the process, getting them a responsibilities on their shoulders they are really too young to bear. Help them unfold the mysteries and secrets the world of Phantasar has been hiding for thousands of year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ldrich" svg:font-family="Aldrich" style:font-pitch="variable"/>
    <style:font-face style:name="TypoUpright BT" svg:font-family="'TypoUpright B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fo:border="0.002cm solid #000000" fo:padding="0.049cm" style:shadow="none" fo:background-color="transparent" style:writing-mode="lr-tb" style:footnote-max-height="0cm">
        <style:background-image xlink:href="Pictures/100000000000037F0000027E678AAE1A.jpg" xlink:type="simple" xlink:actuate="onLoad" style:repeat="stretch"/>
        <style:columns fo:column-count="1" fo:column-gap="0cm">
          <style:column-sep style:width="0.002cm" style:color="#000000" style:height="100%"/>
        </style:columns>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he Fairy Tale REVAMPED – Player's Manual</text:p>
      </style:header>
      <style:footer>
        <text:p text:style-name="MP2">– <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7-03-16T23:05:43</meta:creation-date>
    <dc:date>2017-03-16T23:58:52</dc:date>
    <dc:creator>Jeroen Broks</dc:creator>
    <meta:editing-duration>PT53M13S</meta:editing-duration>
    <meta:editing-cycles>5</meta:editing-cycles>
    <meta:generator>OpenOffice/4.1.1$Unix OpenOffice.org_project/411m6$Build-9775</meta:generator>
    <meta:document-statistic meta:table-count="0" meta:image-count="0" meta:object-count="0" meta:page-count="3" meta:paragraph-count="15" meta:word-count="350" meta:character-count="1888"/>
  </office:meta>
</office:document-meta>
</file>